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Source_20_Text">cut</text:span></text:span><text:span text:style-name="Strong_20_Emphasis"> Command in Bash</text:span></text:h>
      <text:p text:style-name="Text_20_body">The <text:span text:style-name="Source_20_Text">cut</text:span> command is used to <text:span text:style-name="Strong_20_Emphasis">extract specific sections of lines from a file or input</text:span> based on <text:span text:style-name="Strong_20_Emphasis">bytes, characters, or fields</text:span>.</text:p>
      <text:p text:style-name="Horizontal_20_Line"/>
      <text:h text:style-name="Heading_20_2" text:outline-level="2"><text:span text:style-name="Strong_20_Emphasis">Basic Syntax</text:span></text:h>
      <text:p text:style-name="P1"><text:span text:style-name="Source_20_Text">cut [OPTIONS] [FILE]</text:span></text:p>
      <text:list text:style-name="L1">
        <text:list-item>
          <text:p text:style-name="P3"><text:span text:style-name="Strong_20_Emphasis"><text:span text:style-name="Source_20_Text">-b</text:span></text:span> → Select by bytes </text:p>
        </text:list-item>
        <text:list-item>
          <text:p text:style-name="P3"><text:span text:style-name="Strong_20_Emphasis"><text:span text:style-name="Source_20_Text">-c</text:span></text:span> → Select by characters </text:p>
        </text:list-item>
        <text:list-item>
          <text:p text:style-name="P3"><text:span text:style-name="Strong_20_Emphasis"><text:span text:style-name="Source_20_Text">-f</text:span></text:span> → Select by fields (columns) </text:p>
        </text:list-item>
        <text:list-item>
          <text:p text:style-name="P2"><text:span text:style-name="Strong_20_Emphasis"><text:span text:style-name="Source_20_Text">-d</text:span></text:span> → Specify a delimiter (default: tab) </text:p>
        </text:list-item>
      </text:list>
      <text:p text:style-name="Horizontal_20_Line"/>
      <text:h text:style-name="Heading_20_2" text:outline-level="2"><text:span text:style-name="Strong_20_Emphasis">1. Extract Specific Columns (Fields)</text:span></text:h>
      <text:p text:style-name="P1"><text:span text:style-name="Source_20_Text">cut -d "," -f 1,3 data.csv</text:span></text:p>
      <text:p text:style-name="Text_20_body">🔹 Extracts <text:span text:style-name="Strong_20_Emphasis">1st and 3rd column</text:span> from a <text:span text:style-name="Strong_20_Emphasis">comma-separated</text:span> file (<text:span text:style-name="Source_20_Text">data.csv</text:span>).</text:p>
      <text:p text:style-name="Horizontal_20_Line"/>
      <text:h text:style-name="Heading_20_2" text:outline-level="2"><text:span text:style-name="Strong_20_Emphasis">2. Extract by Character Positions</text:span></text:h>
      <text:p text:style-name="P1"><text:span text:style-name="Source_20_Text">cut -c 1-5 file.txt</text:span></text:p>
      <text:p text:style-name="Text_20_body">🔹 Extracts <text:span text:style-name="Strong_20_Emphasis">first 5 characters</text:span> from each line.</text:p>
      <text:p text:style-name="P1"><text:span text:style-name="Source_20_Text">cut -c 3,7 file.txt</text:span></text:p>
      <text:p text:style-name="Text_20_body">🔹 Extracts <text:span text:style-name="Strong_20_Emphasis">only the 3rd and 7th character</text:span> from each line.</text:p>
      <text:p text:style-name="Horizontal_20_Line"/>
      <text:h text:style-name="Heading_20_2" text:outline-level="2"><text:span text:style-name="Strong_20_Emphasis">3. Extract by Byte Positions</text:span></text:h>
      <text:p text:style-name="P1"><text:span text:style-name="Source_20_Text">cut -b 1-10 file.txt</text:span></text:p>
      <text:p text:style-name="Text_20_body">🔹 Extracts the <text:span text:style-name="Strong_20_Emphasis">first 10 bytes</text:span> from each line.</text:p>
      <text:p text:style-name="Horizontal_20_Line"/>
      <text:h text:style-name="Heading_20_2" text:outline-level="2"><text:span text:style-name="Strong_20_Emphasis">4. Cut with a Custom Delimiter</text:span></text:h>
      <text:p text:style-name="P1"><text:span text:style-name="Source_20_Text">echo "Alice:25:Engineer" | cut -d ":" -f 2</text:span></text:p>
      <text:p text:style-name="Text_20_body">🔹 Extracts <text:span text:style-name="Strong_20_Emphasis">2nd field</text:span> using <text:span text:style-name="Source_20_Text">:</text:span> as the delimiter (<text:span text:style-name="Source_20_Text">25</text:span>).</text:p>
      <text:p text:style-name="P1"><text:span text:style-name="Source_20_Text">cut -d " " -f 1 names.txt</text:span></text:p>
      <text:p text:style-name="Text_20_body"><text:soft-page-break/>🔹 Extracts the <text:span text:style-name="Strong_20_Emphasis">first word</text:span> from each line (space-separated file).</text:p>
      <text:p text:style-name="Horizontal_20_Line"/>
      <text:h text:style-name="Heading_20_2" text:outline-level="2"><text:span text:style-name="Strong_20_Emphasis">5. Combine with </text:span><text:span text:style-name="Strong_20_Emphasis"><text:span text:style-name="Source_20_Text">echo</text:span></text:span><text:span text:style-name="Strong_20_Emphasis"> or </text:span><text:span text:style-name="Strong_20_Emphasis"><text:span text:style-name="Source_20_Text">cat</text:span></text:span></text:h>
      <text:p text:style-name="P1"><text:span text:style-name="Source_20_Text">echo "one,two,three" | cut -d "," -f 2</text:span></text:p>
      <text:p text:style-name="Text_20_body">🔹 Output: <text:span text:style-name="Source_20_Text">two</text:span></text:p>
      <text:p text:style-name="P1"><text:span text:style-name="Source_20_Text">cat /etc/passwd | cut -d ":" -f 1</text:span></text:p>
      <text:p text:style-name="Text_20_body">🔹 Extracts only <text:span text:style-name="Strong_20_Emphasis">usernames</text:span> from <text:span text:style-name="Source_20_Text">/etc/passwd</text:span>.</text:p>
      <text:p text:style-name="Horizontal_20_Line"/>
      <text:h text:style-name="Heading_20_2" text:outline-level="2"><text:span text:style-name="Strong_20_Emphasis">6. Use </text:span><text:span text:style-name="Strong_20_Emphasis"><text:span text:style-name="Source_20_Text">cut</text:span></text:span><text:span text:style-name="Strong_20_Emphasis"> with </text:span><text:span text:style-name="Strong_20_Emphasis"><text:span text:style-name="Source_20_Text">ps</text:span></text:span><text:span text:style-name="Strong_20_Emphasis"> to Extract Process IDs</text:span></text:h>
      <text:p text:style-name="P1"><text:span text:style-name="Source_20_Text">ps aux | cut -d " " -f 2</text:span></text:p>
      <text:p text:style-name="Text_20_body">🔹 Extracts only <text:span text:style-name="Strong_20_Emphasis">process IDs</text:span> from <text:span text:style-name="Source_20_Text">ps aux</text:span>.</text:p>
      <text:p text:style-name="Horizontal_20_Line"/>
      <text:h text:style-name="Heading_20_2" text:outline-level="2"><text:span text:style-name="Strong_20_Emphasis">7. Extract File Extensions</text:span></text:h>
      <text:p text:style-name="P1"><text:span text:style-name="Source_20_Text">ls | cut -d "." -f 2</text:span></text:p>
      <text:p text:style-name="Text_20_body">🔹 Extracts <text:span text:style-name="Strong_20_Emphasis">file extensions</text:span> from filenames.</text:p>
      <text:p text:style-name="Horizontal_20_Line"/>
      <text:h text:style-name="Heading_20_2" text:outline-level="2"><text:span text:style-name="Strong_20_Emphasis">Conclusion</text:span></text:h>
      <text:p text:style-name="Text_20_body">✅ <text:span text:style-name="Source_20_Text">cut</text:span> is <text:span text:style-name="Strong_20_Emphasis">fast and efficient</text:span> for extracting text from structured data.<text:line-break/>✅ Works great with <text:span text:style-name="Strong_20_Emphasis">CSV, logs, tables, and system files</text:span>.<text:line-break/>✅ Combine with <text:span text:style-name="Source_20_Text">grep</text:span>, <text:span text:style-name="Source_20_Text">awk</text:span>, <text:span text:style-name="Source_20_Text">sed</text:span>, and <text:span text:style-name="Source_20_Text">sort</text:span> for advanced processing! 🚀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22:01:52.544618715</meta:creation-date>
    <dc:date>2025-03-16T22:01:59.846131003</dc:date>
    <meta:editing-duration>PT8S</meta:editing-duration>
    <meta:editing-cycles>1</meta:editing-cycles>
    <meta:document-statistic meta:table-count="0" meta:image-count="0" meta:object-count="0" meta:page-count="2" meta:paragraph-count="37" meta:word-count="280" meta:character-count="1453" meta:non-whitespace-character-count="1210"/>
    <meta:generator>LibreOffice/24.2.7.2$Linux_X86_64 LibreOffice_project/420$Build-2</meta:generator>
  </office:meta>
</office:document-meta>
</file>